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9pt" officeooo:rsid="0010ee0c" officeooo:paragraph-rsid="0010ee0c" style:font-size-asian="9pt" style:font-size-complex="9pt"/>
    </style:style>
    <style:style style:name="P2" style:family="paragraph" style:parent-style-name="Standard">
      <style:text-properties style:font-name="Times New Roman" fo:font-size="9pt" fo:font-weight="bold" officeooo:rsid="00124c1c" officeooo:paragraph-rsid="00124c1c" style:font-size-asian="9pt" style:font-weight-asian="bold" style:font-size-complex="9pt" style:font-weight-complex="bold"/>
    </style:style>
    <style:style style:name="P3" style:family="paragraph" style:parent-style-name="Text_20_body">
      <style:text-properties style:font-name="Times New Roman" fo:font-size="9pt" officeooo:paragraph-rsid="0010ee0c" style:font-size-asian="9pt" style:font-size-complex="9pt"/>
    </style:style>
    <style:style style:name="P4" style:family="paragraph" style:parent-style-name="Text_20_body" style:list-style-name="L1">
      <style:text-properties style:font-name="Times New Roman" fo:font-size="9pt" officeooo:rsid="0010ee0c" officeooo:paragraph-rsid="0010ee0c" style:font-size-asian="9pt" style:font-size-complex="9pt"/>
    </style:style>
    <style:style style:name="P5" style:family="paragraph" style:parent-style-name="Text_20_body">
      <style:text-properties style:font-name="Times New Roman" fo:font-size="9pt" officeooo:paragraph-rsid="0012b8f2" style:font-size-asian="9pt" style:font-size-complex="9pt"/>
    </style:style>
    <style:style style:name="P6" style:family="paragraph" style:parent-style-name="Text_20_body" style:list-style-name="L3">
      <style:text-properties style:font-name="Times New Roman" fo:font-size="9pt" officeooo:paragraph-rsid="0012b8f2" style:font-size-asian="9pt" style:font-size-complex="9pt"/>
    </style:style>
    <style:style style:name="P7" style:family="paragraph" style:parent-style-name="Text_20_body" style:list-style-name="L6">
      <style:text-properties style:font-name="Times New Roman" fo:font-size="9pt" officeooo:paragraph-rsid="0012b8f2" style:font-size-asian="9pt" style:font-size-complex="9pt"/>
    </style:style>
    <style:style style:name="P8" style:family="paragraph" style:parent-style-name="Text_20_body">
      <style:text-properties style:font-name="Times New Roman" fo:font-size="9pt" officeooo:rsid="0012b8f2" officeooo:paragraph-rsid="0012b8f2" style:font-size-asian="9pt" style:font-size-complex="9pt"/>
    </style:style>
    <style:style style:name="P9" style:family="paragraph" style:parent-style-name="Text_20_body">
      <style:text-properties officeooo:paragraph-rsid="0012b8f2"/>
    </style:style>
    <style:style style:name="P10" style:family="paragraph" style:parent-style-name="Text_20_body" style:list-style-name="L1">
      <style:paragraph-properties fo:margin-top="0cm" fo:margin-bottom="0cm" loext:contextual-spacing="false"/>
      <style:text-properties style:font-name="Times New Roman" fo:font-size="9pt" officeooo:paragraph-rsid="0010ee0c" style:font-size-asian="9pt" style:font-size-complex="9pt"/>
    </style:style>
    <style:style style:name="P11" style:family="paragraph" style:parent-style-name="Text_20_body" style:list-style-name="L6">
      <style:paragraph-properties fo:margin-top="0cm" fo:margin-bottom="0cm" loext:contextual-spacing="false"/>
      <style:text-properties style:font-name="Times New Roman" fo:font-size="9pt" officeooo:paragraph-rsid="0012b8f2" style:font-size-asian="9pt" style:font-size-complex="9pt"/>
    </style:style>
    <style:style style:name="P12" style:family="paragraph" style:parent-style-name="Text_20_body" style:list-style-name="L6">
      <style:paragraph-properties fo:margin-top="0cm" fo:margin-bottom="0cm" loext:contextual-spacing="false"/>
      <style:text-properties officeooo:paragraph-rsid="0012b8f2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/>
    </style:style>
    <style:style style:name="T4" style:family="text">
      <style:text-properties style:font-name="Times New Roman" fo:font-size="9pt" style:font-size-asian="9pt" style:font-size-complex="9pt"/>
    </style:style>
    <style:style style:name="T5" style:family="text">
      <style:text-properties style:font-name="Times New Roman" fo:font-size="9pt" officeooo:rsid="0012b8f2" style:font-size-asian="9pt" style:font-size-complex="9pt"/>
    </style:style>
    <style:style style:name="T6" style:family="text">
      <style:text-properties officeooo:rsid="00141150"/>
    </style:style>
    <style:style style:name="T7" style:family="text">
      <style:text-properties fo:color="#c9211e" style:font-name="Times New Roman" fo:font-size="9pt" fo:font-weight="bold" officeooo:rsid="0012b8f2" style:font-size-asian="9pt" style:font-weight-asian="bold" style:font-size-complex="9pt" style:font-weight-complex="bold"/>
    </style:style>
    <style:style style:name="T8" style:family="text">
      <style:text-properties fo:color="#c9211e" style:font-name="Times New Roman" fo:font-size="9pt" fo:font-weight="bold" officeooo:rsid="00141150" style:font-size-asian="9pt" style:font-weight-asian="bold" style:font-size-complex="9pt" style:font-weight-complex="bold"/>
    </style:style>
    <text:list-style style:name="L1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APS – 2020.2</text:p>
      <text:p text:style-name="P1">Professor Jefferson de Carvalho</text:p>
      <text:p text:style-name="P1"/>
      <text:p text:style-name="P2">Fazendo uso da linguagem JAVA, implemente os seguintes exercícios:</text:p>
      <text:p text:style-name="P1"/>
      <text:p text:style-name="P3"><text:span text:style-name="T1">Exercício 1</text:span><text:line-break/></text:p>
      <text:list xml:id="list2448807173" text:style-name="L1">
        <text:list-item>
          <text:p text:style-name="P10">Implemente uma classe <text:span text:style-name="T3">Produto</text:span> </text:p>
          <text:list>
            <text:list-item>
              <text:p text:style-name="P10">atributos: </text:p>
              <text:list>
                <text:list-item>
                  <text:p text:style-name="P10">código: código do produto (private int) </text:p>
                </text:list-item>
                <text:list-item>
                  <text:p text:style-name="P10">descrição: descrição do produto (private String) </text:p>
                </text:list-item>
                <text:list-item>
                  <text:p text:style-name="P10">valor de compra (private double) </text:p>
                </text:list-item>
                <text:list-item>
                  <text:p text:style-name="P10">custo: custo para armazenar e/ou beneficiar o produto (private double) </text:p>
                </text:list-item>
                <text:list-item>
                  <text:p text:style-name="P10">margem de lucro: margem de lucro desejada, utilizado para calcular o preço de venda do produto, (private double) </text:p>
                </text:list-item>
                <text:list-item>
                  <text:p text:style-name="P10">quantidade em estoque: quantidade de unidades do produto em estoque (private int) </text:p>
                </text:list-item>
              </text:list>
            </text:list-item>
            <text:list-item>
              <text:p text:style-name="P10">métodos: </text:p>
              <text:list>
                <text:list-item>
                  <text:p text:style-name="P10">void compra(int quant){qtd_estoque = qtd_estoque + quant;} </text:p>
                </text:list-item>
                <text:list-item>
                  <text:p text:style-name="P10">void venda(int quant){qtd_estoque = qtd_estoque - quant;} </text:p>
                </text:list-item>
                <text:list-item>
                  <text:p text:style-name="P10">double calculaPrecoVenda( ){returrn vl_compra + custo + margem_lucro*(vl_compra + custo) } </text:p>
                </text:list-item>
                <text:list-item>
                  <text:p text:style-name="P10">crie métodos getAtributo e setAtributo para os atributos: valor de compra, custo e margem de lucro </text:p>
                </text:list-item>
                <text:list-item>
                  <text:p text:style-name="P10">crie um construtor para inicializar o valor dos atributos: código e descrição </text:p>
                </text:list-item>
                <text:list-item>
                  <text:p text:style-name="P10">crie um construtor para inicializar o valor dos atributos: código, descrição, valor de compra, custo e margem de lucro </text:p>
                </text:list-item>
                <text:list-item>
                  <text:p text:style-name="P4">crie um construtor para inicializar o valor dos atributos: código, descrição, valor de compra, custo, margem de lucro e quantidade em estoque</text:p>
                </text:list-item>
              </text:list>
            </text:list-item>
          </text:list>
        </text:list-item>
      </text:list>
      <text:p text:style-name="P5"><text:span text:style-name="T1">Exercicio 2</text:span> </text:p>
      <text:list xml:id="list831119672" text:style-name="L3">
        <text:list-item>
          <text:p text:style-name="P6">Crie a classe "RevendaComArray" a qual deverá conter: </text:p>
        </text:list-item>
      </text:list>
      <text:list xml:id="list1288552363" text:style-name="L6">
        <text:list-item>
          <text:list>
            <text:list-item>
              <text:p text:style-name="P11">Um atributo "produtos" (do tipo array de Produto), privado (utilize a classe Produto criada no exercício anterior); </text:p>
            </text:list-item>
            <text:list-item>
              <text:p text:style-name="P11">Um atributo privado para servir de índice. </text:p>
            </text:list-item>
            <text:list-item>
              <text:p text:style-name="P11">Um construtor que recebe como argumento a quantidade de produtos e inicializa o atributo "produtos" com um array de produtos com o tamanho especificado; </text:p>
            </text:list-item>
            <text:list-item>
              <text:p text:style-name="P12"><text:span text:style-name="T4">Um método "inserirProduto" que recebe como parâmetro um Produto e o insere no </text:span><text:span text:style-name="T5">array</text:span><text:span text:style-name="T4">; </text:span></text:p>
            </text:list-item>
            <text:list-item>
              <text:p text:style-name="P11">Um método "comprar" que recebe como parâmetro o código de um Produto e quantidade de unidades deste produto que foi adquirida pela revenda, percorre o array procurando o Produto e incrementa a quantidade em estoque deste produto, caso ele não exista, o método deve imprimir uma mensagem de erro; </text:p>
            </text:list-item>
            <text:list-item>
              <text:p text:style-name="P11">Um método "vender" que recebe como parâmetro o código de um Produto e quantidade de unidades deste produto que foi vendida pela revenda, percorre o array procurando o Produto e decrementa a quantidade em estoque deste produto, caso ele não exista, o método deve imprimir uma mensagem de erro; </text:p>
            </text:list-item>
            <text:list-item>
              <text:p text:style-name="P11">Um método "consultaPrecoVenda" que recebe como parâmetro o código de um Produto, percorre o array procurando o Produto e imprime o valor de venda deste produto, caso ele não exista, o método deve imprimir uma mensagem de erro; </text:p>
            </text:list-item>
            <text:list-item>
              <text:p text:style-name="P11">Um método "listaPrecos" que imprime o código, a descrição e o valor de venda de todos os produtos;</text:p>
              <text:p text:style-name="P11"/>
            </text:list-item>
          </text:list>
        </text:list-item>
        <text:list-item>
          <text:p text:style-name="P7">Elabore um programa que cria uma Revenda e oferece um menu com operações para criar produto, comprar, vender, consultar preço, listar preco além de consultar e alterar os atributos valor de compra, custo e margem de lucro em um determinado produto; </text:p>
        </text:list-item>
      </text:list>
      <text:p text:style-name="P8"><text:span text:style-name="T2"/></text:p>
      <text:p text:style-name="P8"><text:span text:style-name="T2">Crie um projeto no GITHUB, copie o link do projeto em um arquivo TXT e o submeta no SIPPA, em A01. </text:span></text:p>
      <text:p text:style-name="P8"><text:span text:style-name="T2">Prazo de entrega: 6/12/2020</text:span></text:p>
      <text:p text:style-name="P9"><text:span text:style-name="T7">Atenção: ao usar o GITHUB, você deve fazer os uploads do seu projeto via comandos push. Não submeta seu trabalho ao GITHUB usando a interface web do site. Trabalhos </text:span><text:span text:style-name="T8">cujo upload foi feito</text:span><text:span text:style-name="T7"> des</text:span><text:span text:style-name="T8">t</text:span><text:span text:style-name="T7">a forma serão invalidado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OpenSymbol" svg:font-family="Open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30T11:55:30.145000000</meta:creation-date>
    <dc:date>2020-11-30T12:11:12.942000000</dc:date>
    <meta:editing-duration>PT15M41S</meta:editing-duration>
    <meta:editing-cycles>4</meta:editing-cycles>
    <meta:generator>LibreOffice/6.4.5.2$Windows_X86_64 LibreOffice_project/a726b36747cf2001e06b58ad5db1aa3a9a1872d6</meta:generator>
    <meta:document-statistic meta:table-count="0" meta:image-count="0" meta:object-count="0" meta:page-count="1" meta:paragraph-count="35" meta:word-count="531" meta:character-count="3210" meta:non-whitespace-character-count="2712"/>
  </office:meta>
</office:document-meta>
</file>